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24.0pt"/>
    </style:style>
    <style:style style:name="TableColumn1" style:family="table-column">
      <style:table-column-properties style:column-width="3.4625in" style:rel-column-width="32767*"/>
    </style:style>
  </office:automatic-styles>
  <office:body>
    <office:text>
      <text:p text:style-name="P1">Spring MVC</text:p>
      <text:p text:style-name="P1"/>
      <text:p text:style-name="P1">Hola, bienvenidos y bienvenidas al curso Spring MVC: un enfoque practico</text:p>
      <text:p text:style-name="P1"/>
      <text:p text:style-name="P1">Mi nombre es Jose Mendez y el objetivo de este curso es aprender a construir esta aplicacion web <text:s/>que despues podras utilizar como base para crear otras mas complejas.</text:p>
      <text:p text:style-name="P1"/>
      <text:p text:style-name="P1">Este curso son muchos cursos en uno porque utilizaremos, junto con Spring MVC, la Spring security framework para proteger nuestos recursos tanto a nivel de URL como de invocacion de metodos; en la capa modelo usaremos Spring Data JPA, Hibernate Validator y MySQL, tambien veremos como configurar la libreria ehcache para aumentar la velocidad de las busquedas en la base de datos; implementaremos AOP para gestionar aquellas funcionalidades que interactua con mas de una parte de nuestra aplicacion, <text:s/>los llamados cross-cutting concerns; en la capa vista veremos tres enfoques, en primer lugar, el ya clasico JSP mas JSTL, en segundo lugar Apache Tiles y en tercer lugar Thymeleaf que como veras cuenta con muchas ventajas; </text:p>
      <text:p text:style-name="P1"/>
      <text:p text:style-name="P1">Como herramienta de trabajo utilizaremos Spring Tool Suite con Pivotal tc Server y GIT como repositorio, todo disponible tanto para Linux y Windows como para Mac.</text:p>
      <text:p text:style-name="P1"><text:s/></text:p>
      <text:p text:style-name="P1">Haciendo uso de las buenas practicas recomendadas por Spring, la configuracion de los diversos componentes se hara con Java siempre que sea posible reduciendose asi al maximo el uso de XML.</text:p>
      <text:p text:style-name="P1"/>
      <text:p text:style-name="P1">Se trata de una sencilla pero completa aplicacion web, que consta de un formulario de entrada que nos valida a traves de la Spring Security Framework contra dos tablas MySQL, parcialmente encriptadas para mayor seguridad; Consta tambien de un menu con tres enlaces, registro, Acerca de y ayuda. Despues de registrarnos como usuario recibiremos un correo electronico con un enlace de verificacion. Implemento también a modo de ejemplo un Interceptor que solamente permite utilizar la aplicación entre una hora de inicio y una hora de final configurable desde un fichero externo.</text:p>
      <text:p text:style-name="P1"/>
      <text:p text:style-name="P1">Una vez nos hemos validado accedemos a la pagina de inicio donde tenemos un enlace al perfil de usuario donde podemos editar nuestro perfil, y aquellos usuarios que tienen asignado el role de ADMIN pueden acceder ademas al area administrativa desde donde pueden acceder a la gestión de unsuarios. Finalmente disponemos de un boton de desconexion.</text:p>
      <text:p text:style-name="P1"/>
      <text:p text:style-name="P1">Todas las cadenas se guardan en ficheros de recursos externos, igual que las rutinas JavaScript y estilos CSS. Como veras a lo largo del curso, tiene implementado tambien el control de multisesion y la opcion recuerdame.</text:p>
      <text:p text:style-name="P1"/>
      <text:p text:style-name="P1">Bien, espero que esta breve introduccion te anime a continuar con el resto del curso.</text:p>
      <text:p text:style-name="P1"/>
      <text:p text:style-name="P1">Un saludo y hasta pront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